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 Text" svg:font-family="'Google Sans Text', sans-serif"/>
    <style:font-face style:name="Arial2" svg:font-family="Arial" style:font-family-generic="swiss"/>
    <style:font-face style:name="Google Sans Text1" svg:font-family="'Google Sans Text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oogle Sans Text1" fo:font-weight="normal" style:font-weight-asian="normal" style:font-weight-complex="normal"/>
    </style:style>
    <style:style style:name="P2" style:family="paragraph" style:parent-style-name="Text_20_body">
      <style:paragraph-properties fo:text-align="center" style:justify-single-word="false"/>
      <style:text-properties style:font-name="Google Sans Text1" fo:font-weight="normal" style:font-weight-asian="normal" style:font-weight-complex="normal"/>
    </style:style>
    <style:style style:name="P3" style:family="paragraph" style:parent-style-name="Heading_20_2">
      <style:paragraph-properties fo:text-align="center" style:justify-single-word="false"/>
    </style:style>
    <style:style style:name="T1" style:family="text">
      <style:text-properties style:font-name="Google Sans Text1" fo:font-size="24pt" fo:font-weight="normal" style:font-size-asian="24pt" style:font-weight-asian="normal" style:font-size-complex="2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span text:style-name="Strong_20_Emphasis"><text:span text:style-name="T1">Perspektive</text:span></text:span></text:h>
      <text:p text:style-name="P2"/>
      <text:p text:style-name="P1">Kein Plan, ob du es kennst...<text:line-break/></text:p>
      <text:p text:style-name="P1">Wenn jeder tragische Moment wie gehemmt an dir hängt,<text:line-break/>Jedes Prozent<text:line-break/>Deiner positiven,<text:line-break/></text:p>
      <text:p text:style-name="P1">Gut wie tiefen<text:line-break/>Gedankenwelt verbrennt,<text:line-break/>Dich ‘ne kraftraubende Frequenz<text:line-break/>Von innerem Talent trennt,<text:line-break/>Dich beschränkt<text:line-break/></text:p>
      <text:p text:style-name="P1">Auf das, was du in tiefer Dunkelheit beklemmt<text:line-break/>Vor dämonischer Präsenz denkst...<text:line-break/></text:p>
      <text:p text:style-name="P1">Die Verzweiflung<text:line-break/>Alles weitere überschwemmt...<text:line-break/>Du den Akzent der Farbenwelt<text:line-break/>Nicht mehr erkennst...<text:line-break/></text:p>
      <text:p text:style-name="P1">Wenn Geister vergangener Zeiten<text:line-break/>Dich am Nacken packen...<text:line-break/></text:p>
      <text:p text:style-name="P1">Du’s nicht mehr kannst,<text:line-break/>Über die Sachen zu lachen, die einst so glücklich machten,<text:line-break/>Und jetzt die Attacken des Selbsthasses dich plagen,<text:line-break/>Jagen, zerhacken mit allen Waffen.<text:line-break/></text:p>
      <text:p text:style-name="P1">Für dich... </text:p>
      <text:p text:style-name="P1">und mich... </text:p>
      <text:p text:style-name="P1"/>
      <text:p text:style-name="P1">und allen anderen ist die Art, wie man lebt,<text:line-break/>Denkt, fühlt und steht zu Loyalität...<text:line-break/></text:p>
      <text:p text:style-name="P1">Seiner Kreativität, dem Weg, den man geht, Realität.<text:line-break/>Zeit vergeht... egal, wie du’s drehst.<text:line-break/></text:p>
      <text:p text:style-name="P1">Vom Startpunkt deines Wegs bis zum Ende. </text:p>
      <text:p text:style-name="P1">Haben<text:line-break/></text:p>
      <text:p text:style-name="P1">Weiß Gott nicht alles in unseren Händen.<text:line-break/>Können Gefühle bekämpfen, grübeln und denken,<text:line-break/></text:p>
      <text:p text:style-name="P1">Doch leider kein beschriebenes Blatt neu wenden und unser </text:p>
      <text:p text:style-name="P1">Zeit-Stop Rennen immer mit eigenen Händen<text:line-break/>Blind, </text:p>
      <text:p text:style-name="P1">wie wir sind, </text:p>
      <text:p text:style-name="P1">mit einem Leitstock lenken.<text:line-break/><text:soft-page-break/>Sitzen auf Treibholz-Bänken,<text:line-break/>Können den Scheiß trotz Kämpfen<text:line-break/>Nur selten mit Leichtigkeit<text:line-break/>Wie ‘n Eisblock schmelzen,<text:line-break/>Durch gute Zeit ersetzen.<text:line-break/></text:p>
      <text:p text:style-name="P1">Doch alles steht </text:p>
      <text:p text:style-name="P1">und fällt mit der Einstellung, die man hat,<text:line-break/>Innerer Kraft, </text:p>
      <text:p text:style-name="P1">seiner Welt, die man erschafft.<text:line-break/>Haben die Macht, </text:p>
      <text:p text:style-name="P1"/>
      <text:p text:style-name="P1">Blick-winkel in Betracht<text:line-break/>Zu ziehen, die man vergaß. Die Maßeinheit für das Glas<text:line-break/>Zu ändern, so dass es passt.<text:line-break/></text:p>
      <text:p text:style-name="P1">Seinen Platz zu variieren,<text:line-break/>Um alles zu probieren.<text:line-break/>Die Sicht auf Probleme<text:line-break/>Nicht unnötig zu paralysieren und zu fixieren.<text:line-break/></text:p>
      <text:p text:style-name="P1">Was ab und an helfen kann,<text:line-break/></text:p>
      <text:p text:style-name="P1">Ist, sich selbst, die Welt<text:line-break/>Zu reflektieren.<text:line-break/></text:p>
      <text:p text:style-name="P1">Jeder Freund, Fremder, Bettler oder Professor<text:line-break/></text:p>
      <text:p text:style-name="P1">Haben eigene Ziele, führen Konflikte und Kriege.<text:line-break/>Keiner ist Dreck... Respekt<text:line-break/>Musst du nicht erst verdienen. Keine Nächstenliebe,<text:line-break/>Doch in erster Linie Perspektive.<text:line-break/></text:p>
      <text:p text:style-name="P1">Das Konstrukt der Seele </text:p>
      <text:p text:style-name="P1">nimmt den Druck<text:line-break/>Von denen, die zu schnell auf zu grell erleuchteten<text:line-break/>Wegen nix sehen, gehen und leben...<text:line-break/></text:p>
      <text:p text:style-name="P1">Viele Floskeln, die trotzdem nicht rosten und es<text:line-break/>Nichts kostet, ihren Wert entschlossen zu erforschen.<text:line-break/></text:p>
      <text:p text:style-name="P1">Du bist mehr...<text:line-break/></text:p>
      <text:p text:style-name="P1">Als die Gedanken, die schlanken Ranken<text:line-break/>In deinem Kopf, die wachsen.<text:line-break/>Sie können wanken und schwanken.<text:line-break/></text:p>
      <text:p text:style-name="P1">Du bist mehr...<text:line-break/></text:p>
      <text:p text:style-name="P1">Als die Gefühle deiner innersten,<text:line-break/>Tief in dir liegenden Triebe,<text:line-break/>Ob gut oder bö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 Text" svg:font-family="'Google Sans Text', sans-serif"/>
    <style:font-face style:name="Arial2" svg:font-family="Arial" style:font-family-generic="swiss"/>
    <style:font-face style:name="Google Sans Text1" svg:font-family="'Google Sans Text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1-08T02:23:01.10</meta:creation-date>
    <dc:date>2025-11-08T02:45:16.58</dc:date>
    <meta:editing-duration>PT7M57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2" meta:paragraph-count="35" meta:word-count="366" meta:character-count="2352"/>
  </office:meta>
</office:document-meta>
</file>